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>
            <text:p>LeaveCaveRoom</text:p>
          </table:table-cell>
          <table:table-cell/>
        </table:table-row>
        <table:table-row table:style-name="ro1">
          <table:table-cell/>
          <table:table-cell office:value-type="string">
            <text:p>FindGoldRoom</text:p>
          </table:table-cell>
          <table:table-cell office:value-type="string">
            <text:p>EmptyCavePath</text:p>
          </table:table-cell>
          <table:table-cell office:value-type="string">
            <text:p>GiantSpiderRoo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ptyCave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mptyCavePath</text:p>
          </table:table-cell>
          <table:table-cell table:number-columns-repeated="2"/>
        </table:table-row>
        <table:table-row table:style-name="ro1">
          <table:table-cell office:value-type="string">
            <text:p>GiantSpiderRoom</text:p>
          </table:table-cell>
          <table:table-cell office:value-type="string">
            <text:p>EmptyCavePath</text:p>
          </table:table-cell>
          <table:table-cell office:value-type="string">
            <text:p>StartingRoom</text:p>
          </table:table-cell>
          <table:table-cell office:value-type="string">
            <text:p>EmptyCavePath</text:p>
          </table:table-cell>
          <table:table-cell office:value-type="string">
            <text:p>FindDaggerRoom</text:p>
          </table:table-cell>
        </table:table-row>
        <table:table-row table:style-name="ro1">
          <table:table-cell table:number-columns-repeated="2"/>
          <table:table-cell office:value-type="string">
            <text:p>FindGoldRo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mptyCaveP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ownRoom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7/13/2019</text:date>, <text:time>18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Camp</meta:initial-creator>
    <meta:creation-date>2019-07-13T17:57:06.07</meta:creation-date>
    <dc:date>2019-07-13T18:01:39.47</dc:date>
    <dc:creator>Kevin Camp</dc:creator>
    <meta:editing-duration>PT4M34S</meta:editing-duration>
    <meta:editing-cycles>2</meta:editing-cycles>
    <meta:generator>OpenOffice/4.1.5$Win32 OpenOffice.org_project/415m1$Build-9789</meta:generator>
    <meta:document-statistic meta:table-count="3" meta:cell-count="14" meta:object-count="0"/>
  </office:meta>
</office:document-meta>
</file>